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144" calcext:value-type="float">
            <text:p>122.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832" calcext:value-type="float">
            <text:p>123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056" calcext:value-type="float">
            <text:p>122.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24" calcext:value-type="float">
            <text:p>122.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28" calcext:value-type="float">
            <text:p>121.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6784" calcext:value-type="float">
            <text:p>125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7216" calcext:value-type="float">
            <text:p>127.0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3592" calcext:value-type="float">
            <text:p>125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9008" calcext:value-type="float">
            <text:p>123.8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9488" calcext:value-type="float">
            <text:p>120.1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306</text:p>
          </table:table-cell>
          <table:table-cell office:value-type="string" calcext:value-type="string">
            <text:p>TWDB:0640306</text:p>
          </table:table-cell>
          <table:table-cell office:value-type="string" calcext:value-type="string">
            <text:p>196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